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535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1.2791in"/>
    </style:style>
    <style:style style:name="co6" style:family="table-column">
      <style:table-column-properties fo:break-before="auto" style:column-width="1.25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im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20 / 400 Fringe</text:p>
          </table:table-cell>
          <table:table-cell office:value-type="string">
            <text:p>20 / 400 Boost</text:p>
          </table:table-cell>
          <table:table-cell office:value-type="string">
            <text:p>30 / 900 Fringe</text:p>
          </table:table-cell>
          <table:table-cell office:value-type="string">
            <text:p>30 / 900 Boost</text:p>
          </table:table-cell>
          <table:table-cell office:value-type="string">
            <text:p>40 / 1600 Fringe</text:p>
          </table:table-cell>
          <table:table-cell office:value-type="string">
            <text:p>40 / 1600 Boost</text:p>
          </table:table-cell>
          <table:table-cell office:value-type="string">
            <text:p>50 / 2500 Fringe</text:p>
          </table:table-cell>
          <table:table-cell office:value-type="string">
            <text:p>50 / 2500 Boost</text:p>
          </table:table-cell>
          <table:table-cell office:value-type="string">
            <text:p>60 / 3600 Fringe</text:p>
          </table:table-cell>
          <table:table-cell office:value-type="string">
            <text:p>60 / 3600 Boost</text:p>
          </table:table-cell>
          <table:table-cell office:value-type="string">
            <text:p>70 / 4900 Fringe</text:p>
          </table:table-cell>
          <table:table-cell office:value-type="string">
            <text:p>70 / 4900 Boost</text:p>
          </table:table-cell>
          <table:table-cell office:value-type="string">
            <text:p>80 / 6400 Fringe</text:p>
          </table:table-cell>
          <table:table-cell office:value-type="string">
            <text:p>80 / 6400 Boost</text:p>
          </table:table-cell>
          <table:table-cell office:value-type="string">
            <text:p>90 / 8100 Fringe</text:p>
          </table:table-cell>
          <table:table-cell office:value-type="string">
            <text:p>90 / 8100 Boost</text:p>
          </table:table-cell>
          <table:table-cell office:value-type="string">
            <text:p>100 / 10000 Fringe</text:p>
          </table:table-cell>
          <table:table-cell office:value-type="string">
            <text:p>100 / 10000 Boost</text:p>
          </table:table-cell>
        </table:table-row>
        <table:table-row table:style-name="ro1">
          <table:table-cell office:value-type="float" office:value="0.000368">
            <text:p>0.000368</text:p>
          </table:table-cell>
          <table:table-cell office:value-type="float" office:value="0.001008">
            <text:p>0.001008</text:p>
          </table:table-cell>
          <table:table-cell office:value-type="float" office:value="0.000714">
            <text:p>0.000714</text:p>
          </table:table-cell>
          <table:table-cell office:value-type="float" office:value="0.006225">
            <text:p>0.006225</text:p>
          </table:table-cell>
          <table:table-cell office:value-type="float" office:value="0.000489">
            <text:p>0.000489</text:p>
          </table:table-cell>
          <table:table-cell office:value-type="float" office:value="0.004628">
            <text:p>0.004628</text:p>
          </table:table-cell>
          <table:table-cell office:value-type="float" office:value="0.000765">
            <text:p>0.000765</text:p>
          </table:table-cell>
          <table:table-cell office:value-type="float" office:value="0.007231">
            <text:p>0.007231</text:p>
          </table:table-cell>
          <table:table-cell office:value-type="float" office:value="0.001676">
            <text:p>0.001676</text:p>
          </table:table-cell>
          <table:table-cell office:value-type="float" office:value="0.023943">
            <text:p>0.023943</text:p>
          </table:table-cell>
          <table:table-cell office:value-type="float" office:value="0.001851">
            <text:p>0.001851</text:p>
          </table:table-cell>
          <table:table-cell office:value-type="float" office:value="0.018206">
            <text:p>0.018206</text:p>
          </table:table-cell>
          <table:table-cell office:value-type="float" office:value="0.002129">
            <text:p>0.002129</text:p>
          </table:table-cell>
          <table:table-cell office:value-type="float" office:value="0.019917">
            <text:p>0.019917</text:p>
          </table:table-cell>
          <table:table-cell office:value-type="float" office:value="0.002733">
            <text:p>0.002733</text:p>
          </table:table-cell>
          <table:table-cell office:value-type="float" office:value="0.060892">
            <text:p>0.060892</text:p>
          </table:table-cell>
          <table:table-cell office:value-type="float" office:value="0.006301">
            <text:p>0.006301</text:p>
          </table:table-cell>
          <table:table-cell office:value-type="float" office:value="0.053691">
            <text:p>0.053691</text:p>
          </table:table-cell>
        </table:table-row>
        <table:table-row table:style-name="ro1">
          <table:table-cell office:value-type="float" office:value="0.000194">
            <text:p>0.000194</text:p>
          </table:table-cell>
          <table:table-cell office:value-type="float" office:value="0.000947">
            <text:p>0.000947</text:p>
          </table:table-cell>
          <table:table-cell office:value-type="float" office:value="0.001041">
            <text:p>0.001041</text:p>
          </table:table-cell>
          <table:table-cell office:value-type="float" office:value="0.006176">
            <text:p>0.006176</text:p>
          </table:table-cell>
          <table:table-cell office:value-type="float" office:value="0.00062">
            <text:p>0.00062</text:p>
          </table:table-cell>
          <table:table-cell office:value-type="float" office:value="0.004555">
            <text:p>0.004555</text:p>
          </table:table-cell>
          <table:table-cell office:value-type="float" office:value="0.001068">
            <text:p>0.001068</text:p>
          </table:table-cell>
          <table:table-cell office:value-type="float" office:value="0.007443">
            <text:p>0.007443</text:p>
          </table:table-cell>
          <table:table-cell office:value-type="float" office:value="0.004501">
            <text:p>0.004501</text:p>
          </table:table-cell>
          <table:table-cell office:value-type="float" office:value="0.018988">
            <text:p>0.018988</text:p>
          </table:table-cell>
          <table:table-cell office:value-type="float" office:value="0.002219">
            <text:p>0.002219</text:p>
          </table:table-cell>
          <table:table-cell office:value-type="float" office:value="0.016083">
            <text:p>0.016083</text:p>
          </table:table-cell>
          <table:table-cell office:value-type="float" office:value="0.003189">
            <text:p>0.003189</text:p>
          </table:table-cell>
          <table:table-cell office:value-type="float" office:value="0.043742">
            <text:p>0.043742</text:p>
          </table:table-cell>
          <table:table-cell office:value-type="float" office:value="0.003809">
            <text:p>0.003809</text:p>
          </table:table-cell>
          <table:table-cell office:value-type="float" office:value="0.056295">
            <text:p>0.056295</text:p>
          </table:table-cell>
          <table:table-cell office:value-type="float" office:value="0.004434">
            <text:p>0.004434</text:p>
          </table:table-cell>
          <table:table-cell office:value-type="float" office:value="0.062371">
            <text:p>0.062371</text:p>
          </table:table-cell>
        </table:table-row>
        <table:table-row table:style-name="ro1">
          <table:table-cell office:value-type="float" office:value="0.000191">
            <text:p>0.000191</text:p>
          </table:table-cell>
          <table:table-cell office:value-type="float" office:value="0.001048">
            <text:p>0.001048</text:p>
          </table:table-cell>
          <table:table-cell office:value-type="float" office:value="0.002269">
            <text:p>0.002269</text:p>
          </table:table-cell>
          <table:table-cell office:value-type="float" office:value="0.002481">
            <text:p>0.002481</text:p>
          </table:table-cell>
          <table:table-cell office:value-type="float" office:value="0.000714">
            <text:p>0.000714</text:p>
          </table:table-cell>
          <table:table-cell office:value-type="float" office:value="0.0045">
            <text:p>0.0045</text:p>
          </table:table-cell>
          <table:table-cell office:value-type="float" office:value="0.001086">
            <text:p>0.001086</text:p>
          </table:table-cell>
          <table:table-cell office:value-type="float" office:value="0.007351">
            <text:p>0.007351</text:p>
          </table:table-cell>
          <table:table-cell office:value-type="float" office:value="0.001601">
            <text:p>0.001601</text:p>
          </table:table-cell>
          <table:table-cell office:value-type="float" office:value="0.010948">
            <text:p>0.010948</text:p>
          </table:table-cell>
          <table:table-cell office:value-type="float" office:value="0.002238">
            <text:p>0.002238</text:p>
          </table:table-cell>
          <table:table-cell office:value-type="float" office:value="0.02903">
            <text:p>0.02903</text:p>
          </table:table-cell>
          <table:table-cell office:value-type="float" office:value="0.003112">
            <text:p>0.003112</text:p>
          </table:table-cell>
          <table:table-cell office:value-type="float" office:value="0.028386">
            <text:p>0.028386</text:p>
          </table:table-cell>
          <table:table-cell office:value-type="float" office:value="0.003727">
            <text:p>0.003727</text:p>
          </table:table-cell>
          <table:table-cell office:value-type="float" office:value="0.039854">
            <text:p>0.039854</text:p>
          </table:table-cell>
          <table:table-cell office:value-type="float" office:value="0.004423">
            <text:p>0.004423</text:p>
          </table:table-cell>
          <table:table-cell office:value-type="float" office:value="0.072379">
            <text:p>0.072379</text:p>
          </table:table-cell>
        </table:table-row>
        <table:table-row table:style-name="ro1">
          <table:table-cell office:value-type="float" office:value="0.000182">
            <text:p>0.000182</text:p>
          </table:table-cell>
          <table:table-cell office:value-type="float" office:value="0.000951">
            <text:p>0.000951</text:p>
          </table:table-cell>
          <table:table-cell office:value-type="float" office:value="0.001037">
            <text:p>0.001037</text:p>
          </table:table-cell>
          <table:table-cell office:value-type="float" office:value="0.002459">
            <text:p>0.002459</text:p>
          </table:table-cell>
          <table:table-cell office:value-type="float" office:value="0.000756">
            <text:p>0.000756</text:p>
          </table:table-cell>
          <table:table-cell office:value-type="float" office:value="0.016109">
            <text:p>0.016109</text:p>
          </table:table-cell>
          <table:table-cell office:value-type="float" office:value="0.001072">
            <text:p>0.001072</text:p>
          </table:table-cell>
          <table:table-cell office:value-type="float" office:value="0.007307">
            <text:p>0.007307</text:p>
          </table:table-cell>
          <table:table-cell office:value-type="float" office:value="0.001831">
            <text:p>0.001831</text:p>
          </table:table-cell>
          <table:table-cell office:value-type="float" office:value="0.01112">
            <text:p>0.01112</text:p>
          </table:table-cell>
          <table:table-cell office:value-type="float" office:value="0.002253">
            <text:p>0.002253</text:p>
          </table:table-cell>
          <table:table-cell office:value-type="float" office:value="0.021589">
            <text:p>0.021589</text:p>
          </table:table-cell>
          <table:table-cell office:value-type="float" office:value="0.002902">
            <text:p>0.002902</text:p>
          </table:table-cell>
          <table:table-cell office:value-type="float" office:value="0.027256">
            <text:p>0.027256</text:p>
          </table:table-cell>
          <table:table-cell office:value-type="float" office:value="0.003814">
            <text:p>0.003814</text:p>
          </table:table-cell>
          <table:table-cell office:value-type="float" office:value="0.040486">
            <text:p>0.040486</text:p>
          </table:table-cell>
          <table:table-cell office:value-type="float" office:value="0.004381">
            <text:p>0.004381</text:p>
          </table:table-cell>
          <table:table-cell office:value-type="float" office:value="0.045223">
            <text:p>0.045223</text:p>
          </table:table-cell>
        </table:table-row>
        <table:table-row table:style-name="ro1">
          <table:table-cell office:value-type="float" office:value="0.000164">
            <text:p>0.000164</text:p>
          </table:table-cell>
          <table:table-cell office:value-type="float" office:value="0.003174">
            <text:p>0.003174</text:p>
          </table:table-cell>
          <table:table-cell office:value-type="float" office:value="0.001082">
            <text:p>0.001082</text:p>
          </table:table-cell>
          <table:table-cell office:value-type="float" office:value="0.002854">
            <text:p>0.002854</text:p>
          </table:table-cell>
          <table:table-cell office:value-type="float" office:value="0.000694">
            <text:p>0.000694</text:p>
          </table:table-cell>
          <table:table-cell office:value-type="float" office:value="0.016176">
            <text:p>0.016176</text:p>
          </table:table-cell>
          <table:table-cell office:value-type="float" office:value="0.001091">
            <text:p>0.001091</text:p>
          </table:table-cell>
          <table:table-cell office:value-type="float" office:value="0.014141">
            <text:p>0.014141</text:p>
          </table:table-cell>
          <table:table-cell office:value-type="float" office:value="0.001622">
            <text:p>0.001622</text:p>
          </table:table-cell>
          <table:table-cell office:value-type="float" office:value="0.022791">
            <text:p>0.022791</text:p>
          </table:table-cell>
          <table:table-cell office:value-type="float" office:value="0.002292">
            <text:p>0.002292</text:p>
          </table:table-cell>
          <table:table-cell office:value-type="float" office:value="0.027877">
            <text:p>0.027877</text:p>
          </table:table-cell>
          <table:table-cell office:value-type="float" office:value="0.003686">
            <text:p>0.003686</text:p>
          </table:table-cell>
          <table:table-cell office:value-type="float" office:value="0.039895">
            <text:p>0.039895</text:p>
          </table:table-cell>
          <table:table-cell office:value-type="float" office:value="0.003831">
            <text:p>0.003831</text:p>
          </table:table-cell>
          <table:table-cell office:value-type="float" office:value="0.044597">
            <text:p>0.044597</text:p>
          </table:table-cell>
          <table:table-cell office:value-type="float" office:value="0.004834">
            <text:p>0.004834</text:p>
          </table:table-cell>
          <table:table-cell office:value-type="float" office:value="0.045826">
            <text:p>0.045826</text:p>
          </table:table-cell>
        </table:table-row>
        <table:table-row table:style-name="ro1">
          <table:table-cell office:value-type="float" office:value="0.000139">
            <text:p>0.000139</text:p>
          </table:table-cell>
          <table:table-cell office:value-type="float" office:value="0.000977">
            <text:p>0.000977</text:p>
          </table:table-cell>
          <table:table-cell office:value-type="float" office:value="0.00039">
            <text:p>0.00039</text:p>
          </table:table-cell>
          <table:table-cell office:value-type="float" office:value="0.00247">
            <text:p>0.00247</text:p>
          </table:table-cell>
          <table:table-cell office:value-type="float" office:value="0.001955">
            <text:p>0.001955</text:p>
          </table:table-cell>
          <table:table-cell office:value-type="float" office:value="0.004738">
            <text:p>0.004738</text:p>
          </table:table-cell>
          <table:table-cell office:value-type="float" office:value="0.00109">
            <text:p>0.00109</text:p>
          </table:table-cell>
          <table:table-cell office:value-type="float" office:value="0.007397">
            <text:p>0.007397</text:p>
          </table:table-cell>
          <table:table-cell office:value-type="float" office:value="0.001634">
            <text:p>0.001634</text:p>
          </table:table-cell>
          <table:table-cell office:value-type="float" office:value="0.024446">
            <text:p>0.024446</text:p>
          </table:table-cell>
          <table:table-cell office:value-type="float" office:value="0.002259">
            <text:p>0.002259</text:p>
          </table:table-cell>
          <table:table-cell office:value-type="float" office:value="0.020424">
            <text:p>0.020424</text:p>
          </table:table-cell>
          <table:table-cell office:value-type="float" office:value="0.002933">
            <text:p>0.002933</text:p>
          </table:table-cell>
          <table:table-cell office:value-type="float" office:value="0.036085">
            <text:p>0.036085</text:p>
          </table:table-cell>
          <table:table-cell office:value-type="float" office:value="0.003799">
            <text:p>0.003799</text:p>
          </table:table-cell>
          <table:table-cell office:value-type="float" office:value="0.058417">
            <text:p>0.058417</text:p>
          </table:table-cell>
          <table:table-cell office:value-type="float" office:value="0.004628">
            <text:p>0.004628</text:p>
          </table:table-cell>
          <table:table-cell office:value-type="float" office:value="0.069484">
            <text:p>0.069484</text:p>
          </table:table-cell>
        </table:table-row>
        <table:table-row table:style-name="ro1">
          <table:table-cell office:value-type="float" office:value="0.000379">
            <text:p>0.000379</text:p>
          </table:table-cell>
          <table:table-cell office:value-type="float" office:value="0.003157">
            <text:p>0.003157</text:p>
          </table:table-cell>
          <table:table-cell office:value-type="float" office:value="0.000379">
            <text:p>0.000379</text:p>
          </table:table-cell>
          <table:table-cell office:value-type="float" office:value="0.002453">
            <text:p>0.002453</text:p>
          </table:table-cell>
          <table:table-cell office:value-type="float" office:value="0.000697">
            <text:p>0.000697</text:p>
          </table:table-cell>
          <table:table-cell office:value-type="float" office:value="0.012058">
            <text:p>0.012058</text:p>
          </table:table-cell>
          <table:table-cell office:value-type="float" office:value="0.001108">
            <text:p>0.001108</text:p>
          </table:table-cell>
          <table:table-cell office:value-type="float" office:value="0.007306">
            <text:p>0.007306</text:p>
          </table:table-cell>
          <table:table-cell office:value-type="float" office:value="0.001593">
            <text:p>0.001593</text:p>
          </table:table-cell>
          <table:table-cell office:value-type="float" office:value="0.026954">
            <text:p>0.026954</text:p>
          </table:table-cell>
          <table:table-cell office:value-type="float" office:value="0.002244">
            <text:p>0.002244</text:p>
          </table:table-cell>
          <table:table-cell office:value-type="float" office:value="0.029392">
            <text:p>0.029392</text:p>
          </table:table-cell>
          <table:table-cell office:value-type="float" office:value="0.002927">
            <text:p>0.002927</text:p>
          </table:table-cell>
          <table:table-cell office:value-type="float" office:value="0.020041">
            <text:p>0.020041</text:p>
          </table:table-cell>
          <table:table-cell office:value-type="float" office:value="0.003914">
            <text:p>0.003914</text:p>
          </table:table-cell>
          <table:table-cell office:value-type="float" office:value="0.032582">
            <text:p>0.032582</text:p>
          </table:table-cell>
          <table:table-cell office:value-type="float" office:value="0.004489">
            <text:p>0.004489</text:p>
          </table:table-cell>
          <table:table-cell office:value-type="float" office:value="0.032335">
            <text:p>0.032335</text:p>
          </table:table-cell>
        </table:table-row>
        <table:table-row table:style-name="ro1">
          <table:table-cell office:value-type="float" office:value="0.000157">
            <text:p>0.000157</text:p>
          </table:table-cell>
          <table:table-cell office:value-type="float" office:value="0.000984">
            <text:p>0.000984</text:p>
          </table:table-cell>
          <table:table-cell office:value-type="float" office:value="0.000347">
            <text:p>0.000347</text:p>
          </table:table-cell>
          <table:table-cell office:value-type="float" office:value="0.002489">
            <text:p>0.002489</text:p>
          </table:table-cell>
          <table:table-cell office:value-type="float" office:value="0.001519">
            <text:p>0.001519</text:p>
          </table:table-cell>
          <table:table-cell office:value-type="float" office:value="0.005208">
            <text:p>0.005208</text:p>
          </table:table-cell>
          <table:table-cell office:value-type="float" office:value="0.001109">
            <text:p>0.001109</text:p>
          </table:table-cell>
          <table:table-cell office:value-type="float" office:value="0.008327">
            <text:p>0.008327</text:p>
          </table:table-cell>
          <table:table-cell office:value-type="float" office:value="0.001641">
            <text:p>0.001641</text:p>
          </table:table-cell>
          <table:table-cell office:value-type="float" office:value="0.027497">
            <text:p>0.027497</text:p>
          </table:table-cell>
          <table:table-cell office:value-type="float" office:value="0.00227">
            <text:p>0.00227</text:p>
          </table:table-cell>
          <table:table-cell office:value-type="float" office:value="0.023332">
            <text:p>0.023332</text:p>
          </table:table-cell>
          <table:table-cell office:value-type="float" office:value="0.002887">
            <text:p>0.002887</text:p>
          </table:table-cell>
          <table:table-cell office:value-type="float" office:value="0.019709">
            <text:p>0.019709</text:p>
          </table:table-cell>
          <table:table-cell office:value-type="float" office:value="0.004176">
            <text:p>0.004176</text:p>
          </table:table-cell>
          <table:table-cell office:value-type="float" office:value="0.043173">
            <text:p>0.043173</text:p>
          </table:table-cell>
          <table:table-cell office:value-type="float" office:value="0.004536">
            <text:p>0.004536</text:p>
          </table:table-cell>
          <table:table-cell office:value-type="float" office:value="0.06559">
            <text:p>0.06559</text:p>
          </table:table-cell>
        </table:table-row>
        <table:table-row table:style-name="ro1">
          <table:table-cell office:value-type="float" office:value="0.000146">
            <text:p>0.000146</text:p>
          </table:table-cell>
          <table:table-cell office:value-type="float" office:value="0.00094">
            <text:p>0.00094</text:p>
          </table:table-cell>
          <table:table-cell office:value-type="float" office:value="0.000352">
            <text:p>0.000352</text:p>
          </table:table-cell>
          <table:table-cell office:value-type="float" office:value="0.003318">
            <text:p>0.003318</text:p>
          </table:table-cell>
          <table:table-cell office:value-type="float" office:value="0.000705">
            <text:p>0.000705</text:p>
          </table:table-cell>
          <table:table-cell office:value-type="float" office:value="0.005625">
            <text:p>0.005625</text:p>
          </table:table-cell>
          <table:table-cell office:value-type="float" office:value="0.001095">
            <text:p>0.001095</text:p>
          </table:table-cell>
          <table:table-cell office:value-type="float" office:value="0.00742">
            <text:p>0.00742</text:p>
          </table:table-cell>
          <table:table-cell office:value-type="float" office:value="0.001671">
            <text:p>0.001671</text:p>
          </table:table-cell>
          <table:table-cell office:value-type="float" office:value="0.023177">
            <text:p>0.023177</text:p>
          </table:table-cell>
          <table:table-cell office:value-type="float" office:value="0.00573">
            <text:p>0.00573</text:p>
          </table:table-cell>
          <table:table-cell office:value-type="float" office:value="0.03269">
            <text:p>0.03269</text:p>
          </table:table-cell>
          <table:table-cell office:value-type="float" office:value="0.002943">
            <text:p>0.002943</text:p>
          </table:table-cell>
          <table:table-cell office:value-type="float" office:value="0.028433">
            <text:p>0.028433</text:p>
          </table:table-cell>
          <table:table-cell office:value-type="float" office:value="0.003757">
            <text:p>0.003757</text:p>
          </table:table-cell>
          <table:table-cell office:value-type="float" office:value="0.043613">
            <text:p>0.043613</text:p>
          </table:table-cell>
          <table:table-cell office:value-type="float" office:value="0.004464">
            <text:p>0.004464</text:p>
          </table:table-cell>
          <table:table-cell office:value-type="float" office:value="0.067831">
            <text:p>0.067831</text:p>
          </table:table-cell>
        </table:table-row>
        <table:table-row table:style-name="ro1">
          <table:table-cell office:value-type="float" office:value="0.000127">
            <text:p>0.000127</text:p>
          </table:table-cell>
          <table:table-cell office:value-type="float" office:value="0.000972">
            <text:p>0.000972</text:p>
          </table:table-cell>
          <table:table-cell office:value-type="float" office:value="0.000831">
            <text:p>0.000831</text:p>
          </table:table-cell>
          <table:table-cell office:value-type="float" office:value="0.002463">
            <text:p>0.002463</text:p>
          </table:table-cell>
          <table:table-cell office:value-type="float" office:value="0.000726">
            <text:p>0.000726</text:p>
          </table:table-cell>
          <table:table-cell office:value-type="float" office:value="0.007878">
            <text:p>0.007878</text:p>
          </table:table-cell>
          <table:table-cell office:value-type="float" office:value="0.001115">
            <text:p>0.001115</text:p>
          </table:table-cell>
          <table:table-cell office:value-type="float" office:value="0.007292">
            <text:p>0.007292</text:p>
          </table:table-cell>
          <table:table-cell office:value-type="float" office:value="0.001626">
            <text:p>0.001626</text:p>
          </table:table-cell>
          <table:table-cell office:value-type="float" office:value="0.010923">
            <text:p>0.010923</text:p>
          </table:table-cell>
          <table:table-cell office:value-type="float" office:value="0.002255">
            <text:p>0.002255</text:p>
          </table:table-cell>
          <table:table-cell office:value-type="float" office:value="0.03187">
            <text:p>0.03187</text:p>
          </table:table-cell>
          <table:table-cell office:value-type="float" office:value="0.002871">
            <text:p>0.002871</text:p>
          </table:table-cell>
          <table:table-cell office:value-type="float" office:value="0.020236">
            <text:p>0.020236</text:p>
          </table:table-cell>
          <table:table-cell office:value-type="float" office:value="0.004123">
            <text:p>0.004123</text:p>
          </table:table-cell>
          <table:table-cell office:value-type="float" office:value="0.043342">
            <text:p>0.043342</text:p>
          </table:table-cell>
          <table:table-cell office:value-type="float" office:value="0.004514">
            <text:p>0.004514</text:p>
          </table:table-cell>
          <table:table-cell office:value-type="float" office:value="0.059765">
            <text:p>0.059765</text:p>
          </table:table-cell>
        </table:table-row>
        <table:table-row table:style-name="ro1">
          <table:table-cell office:value-type="float" office:value="0.000172">
            <text:p>0.000172</text:p>
          </table:table-cell>
          <table:table-cell office:value-type="float" office:value="0.000968">
            <text:p>0.000968</text:p>
          </table:table-cell>
          <table:table-cell office:value-type="float" office:value="0.000397">
            <text:p>0.000397</text:p>
          </table:table-cell>
          <table:table-cell office:value-type="float" office:value="0.00263">
            <text:p>0.00263</text:p>
          </table:table-cell>
          <table:table-cell office:value-type="float" office:value="0.000683">
            <text:p>0.000683</text:p>
          </table:table-cell>
          <table:table-cell office:value-type="float" office:value="0.005327">
            <text:p>0.005327</text:p>
          </table:table-cell>
          <table:table-cell office:value-type="float" office:value="0.00306">
            <text:p>0.00306</text:p>
          </table:table-cell>
          <table:table-cell office:value-type="float" office:value="0.017148">
            <text:p>0.017148</text:p>
          </table:table-cell>
          <table:table-cell office:value-type="float" office:value="0.001581">
            <text:p>0.001581</text:p>
          </table:table-cell>
          <table:table-cell office:value-type="float" office:value="0.010631">
            <text:p>0.010631</text:p>
          </table:table-cell>
          <table:table-cell office:value-type="float" office:value="0.002254">
            <text:p>0.002254</text:p>
          </table:table-cell>
          <table:table-cell office:value-type="float" office:value="0.015365">
            <text:p>0.015365</text:p>
          </table:table-cell>
          <table:table-cell office:value-type="float" office:value="0.003021">
            <text:p>0.003021</text:p>
          </table:table-cell>
          <table:table-cell office:value-type="float" office:value="0.019749">
            <text:p>0.019749</text:p>
          </table:table-cell>
          <table:table-cell office:value-type="float" office:value="0.00395">
            <text:p>0.00395</text:p>
          </table:table-cell>
          <table:table-cell office:value-type="float" office:value="0.025766">
            <text:p>0.025766</text:p>
          </table:table-cell>
          <table:table-cell office:value-type="float" office:value="0.008074">
            <text:p>0.008074</text:p>
          </table:table-cell>
          <table:table-cell office:value-type="float" office:value="0.050391">
            <text:p>0.050391</text:p>
          </table:table-cell>
        </table:table-row>
        <table:table-row table:style-name="ro1">
          <table:table-cell office:value-type="float" office:value="0.000151">
            <text:p>0.000151</text:p>
          </table:table-cell>
          <table:table-cell office:value-type="float" office:value="0.000998">
            <text:p>0.000998</text:p>
          </table:table-cell>
          <table:table-cell office:value-type="float" office:value="0.000407">
            <text:p>0.000407</text:p>
          </table:table-cell>
          <table:table-cell office:value-type="float" office:value="0.002682">
            <text:p>0.002682</text:p>
          </table:table-cell>
          <table:table-cell office:value-type="float" office:value="0.000691">
            <text:p>0.000691</text:p>
          </table:table-cell>
          <table:table-cell office:value-type="float" office:value="0.004493">
            <text:p>0.004493</text:p>
          </table:table-cell>
          <table:table-cell office:value-type="float" office:value="0.001143">
            <text:p>0.001143</text:p>
          </table:table-cell>
          <table:table-cell office:value-type="float" office:value="0.020933">
            <text:p>0.020933</text:p>
          </table:table-cell>
          <table:table-cell office:value-type="float" office:value="0.001609">
            <text:p>0.001609</text:p>
          </table:table-cell>
          <table:table-cell office:value-type="float" office:value="0.010797">
            <text:p>0.010797</text:p>
          </table:table-cell>
          <table:table-cell office:value-type="float" office:value="0.002264">
            <text:p>0.002264</text:p>
          </table:table-cell>
          <table:table-cell office:value-type="float" office:value="0.027387">
            <text:p>0.027387</text:p>
          </table:table-cell>
          <table:table-cell office:value-type="float" office:value="0.002955">
            <text:p>0.002955</text:p>
          </table:table-cell>
          <table:table-cell office:value-type="float" office:value="0.037924">
            <text:p>0.037924</text:p>
          </table:table-cell>
          <table:table-cell office:value-type="float" office:value="0.003871">
            <text:p>0.003871</text:p>
          </table:table-cell>
          <table:table-cell office:value-type="float" office:value="0.050802">
            <text:p>0.050802</text:p>
          </table:table-cell>
          <table:table-cell office:value-type="float" office:value="0.004528">
            <text:p>0.004528</text:p>
          </table:table-cell>
          <table:table-cell office:value-type="float" office:value="0.066495">
            <text:p>0.066495</text:p>
          </table:table-cell>
        </table:table-row>
        <table:table-row table:style-name="ro1">
          <table:table-cell office:value-type="float" office:value="0.000138">
            <text:p>0.000138</text:p>
          </table:table-cell>
          <table:table-cell office:value-type="float" office:value="0.000954">
            <text:p>0.000954</text:p>
          </table:table-cell>
          <table:table-cell office:value-type="float" office:value="0.000414">
            <text:p>0.000414</text:p>
          </table:table-cell>
          <table:table-cell office:value-type="float" office:value="0.002402">
            <text:p>0.002402</text:p>
          </table:table-cell>
          <table:table-cell office:value-type="float" office:value="0.000708">
            <text:p>0.000708</text:p>
          </table:table-cell>
          <table:table-cell office:value-type="float" office:value="0.004675">
            <text:p>0.004675</text:p>
          </table:table-cell>
          <table:table-cell office:value-type="float" office:value="0.001066">
            <text:p>0.001066</text:p>
          </table:table-cell>
          <table:table-cell office:value-type="float" office:value="0.007415">
            <text:p>0.007415</text:p>
          </table:table-cell>
          <table:table-cell office:value-type="float" office:value="0.004524">
            <text:p>0.004524</text:p>
          </table:table-cell>
          <table:table-cell office:value-type="float" office:value="0.011383">
            <text:p>0.011383</text:p>
          </table:table-cell>
          <table:table-cell office:value-type="float" office:value="0.002243">
            <text:p>0.002243</text:p>
          </table:table-cell>
          <table:table-cell office:value-type="float" office:value="0.028395">
            <text:p>0.028395</text:p>
          </table:table-cell>
          <table:table-cell office:value-type="float" office:value="0.00823">
            <text:p>0.00823</text:p>
          </table:table-cell>
          <table:table-cell office:value-type="float" office:value="0.042112">
            <text:p>0.042112</text:p>
          </table:table-cell>
          <table:table-cell office:value-type="float" office:value="0.003718">
            <text:p>0.003718</text:p>
          </table:table-cell>
          <table:table-cell office:value-type="float" office:value="0.033723">
            <text:p>0.033723</text:p>
          </table:table-cell>
          <table:table-cell office:value-type="float" office:value="0.004451">
            <text:p>0.004451</text:p>
          </table:table-cell>
          <table:table-cell office:value-type="float" office:value="0.062722">
            <text:p>0.062722</text:p>
          </table:table-cell>
        </table:table-row>
        <table:table-row table:style-name="ro1">
          <table:table-cell office:value-type="float" office:value="0.00037">
            <text:p>0.00037</text:p>
          </table:table-cell>
          <table:table-cell office:value-type="float" office:value="0.000952">
            <text:p>0.000952</text:p>
          </table:table-cell>
          <table:table-cell office:value-type="float" office:value="0.000337">
            <text:p>0.000337</text:p>
          </table:table-cell>
          <table:table-cell office:value-type="float" office:value="0.002421">
            <text:p>0.002421</text:p>
          </table:table-cell>
          <table:table-cell office:value-type="float" office:value="0.000721">
            <text:p>0.000721</text:p>
          </table:table-cell>
          <table:table-cell office:value-type="float" office:value="0.00451">
            <text:p>0.00451</text:p>
          </table:table-cell>
          <table:table-cell office:value-type="float" office:value="0.001056">
            <text:p>0.001056</text:p>
          </table:table-cell>
          <table:table-cell office:value-type="float" office:value="0.007435">
            <text:p>0.007435</text:p>
          </table:table-cell>
          <table:table-cell office:value-type="float" office:value="0.005827">
            <text:p>0.005827</text:p>
          </table:table-cell>
          <table:table-cell office:value-type="float" office:value="0.014513">
            <text:p>0.014513</text:p>
          </table:table-cell>
          <table:table-cell office:value-type="float" office:value="0.002209">
            <text:p>0.002209</text:p>
          </table:table-cell>
          <table:table-cell office:value-type="float" office:value="0.016614">
            <text:p>0.016614</text:p>
          </table:table-cell>
          <table:table-cell office:value-type="float" office:value="0.002934">
            <text:p>0.002934</text:p>
          </table:table-cell>
          <table:table-cell office:value-type="float" office:value="0.036065">
            <text:p>0.036065</text:p>
          </table:table-cell>
          <table:table-cell office:value-type="float" office:value="0.003785">
            <text:p>0.003785</text:p>
          </table:table-cell>
          <table:table-cell office:value-type="float" office:value="0.045558">
            <text:p>0.045558</text:p>
          </table:table-cell>
          <table:table-cell office:value-type="float" office:value="0.005011">
            <text:p>0.005011</text:p>
          </table:table-cell>
          <table:table-cell office:value-type="float" office:value="0.069703">
            <text:p>0.069703</text:p>
          </table:table-cell>
        </table:table-row>
        <table:table-row table:style-name="ro1">
          <table:table-cell office:value-type="float" office:value="0.000141">
            <text:p>0.000141</text:p>
          </table:table-cell>
          <table:table-cell office:value-type="float" office:value="0.001009">
            <text:p>0.001009</text:p>
          </table:table-cell>
          <table:table-cell office:value-type="float" office:value="0.00037">
            <text:p>0.00037</text:p>
          </table:table-cell>
          <table:table-cell office:value-type="float" office:value="0.002406">
            <text:p>0.002406</text:p>
          </table:table-cell>
          <table:table-cell office:value-type="float" office:value="0.000648">
            <text:p>0.000648</text:p>
          </table:table-cell>
          <table:table-cell office:value-type="float" office:value="0.004497">
            <text:p>0.004497</text:p>
          </table:table-cell>
          <table:table-cell office:value-type="float" office:value="0.00115">
            <text:p>0.00115</text:p>
          </table:table-cell>
          <table:table-cell office:value-type="float" office:value="0.009403">
            <text:p>0.009403</text:p>
          </table:table-cell>
          <table:table-cell office:value-type="float" office:value="0.001577">
            <text:p>0.001577</text:p>
          </table:table-cell>
          <table:table-cell office:value-type="float" office:value="0.026803">
            <text:p>0.026803</text:p>
          </table:table-cell>
          <table:table-cell office:value-type="float" office:value="0.002302">
            <text:p>0.002302</text:p>
          </table:table-cell>
          <table:table-cell office:value-type="float" office:value="0.026245">
            <text:p>0.026245</text:p>
          </table:table-cell>
          <table:table-cell office:value-type="float" office:value="0.002895">
            <text:p>0.002895</text:p>
          </table:table-cell>
          <table:table-cell office:value-type="float" office:value="0.020969">
            <text:p>0.020969</text:p>
          </table:table-cell>
          <table:table-cell office:value-type="float" office:value="0.003838">
            <text:p>0.003838</text:p>
          </table:table-cell>
          <table:table-cell office:value-type="float" office:value="0.036752">
            <text:p>0.036752</text:p>
          </table:table-cell>
          <table:table-cell office:value-type="float" office:value="0.004452">
            <text:p>0.004452</text:p>
          </table:table-cell>
          <table:table-cell office:value-type="float" office:value="0.043906">
            <text:p>0.043906</text:p>
          </table:table-cell>
        </table:table-row>
        <table:table-row table:style-name="ro1">
          <table:table-cell office:value-type="float" office:value="0.000423">
            <text:p>0.000423</text:p>
          </table:table-cell>
          <table:table-cell office:value-type="float" office:value="0.003163">
            <text:p>0.003163</text:p>
          </table:table-cell>
          <table:table-cell office:value-type="float" office:value="0.000351">
            <text:p>0.000351</text:p>
          </table:table-cell>
          <table:table-cell office:value-type="float" office:value="0.002444">
            <text:p>0.002444</text:p>
          </table:table-cell>
          <table:table-cell office:value-type="float" office:value="0.000749">
            <text:p>0.000749</text:p>
          </table:table-cell>
          <table:table-cell office:value-type="float" office:value="0.005084">
            <text:p>0.005084</text:p>
          </table:table-cell>
          <table:table-cell office:value-type="float" office:value="0.00109">
            <text:p>0.00109</text:p>
          </table:table-cell>
          <table:table-cell office:value-type="float" office:value="0.007527">
            <text:p>0.007527</text:p>
          </table:table-cell>
          <table:table-cell office:value-type="float" office:value="0.001675">
            <text:p>0.001675</text:p>
          </table:table-cell>
          <table:table-cell office:value-type="float" office:value="0.01624">
            <text:p>0.01624</text:p>
          </table:table-cell>
          <table:table-cell office:value-type="float" office:value="0.005386">
            <text:p>0.005386</text:p>
          </table:table-cell>
          <table:table-cell office:value-type="float" office:value="0.032384">
            <text:p>0.032384</text:p>
          </table:table-cell>
          <table:table-cell office:value-type="float" office:value="0.002947">
            <text:p>0.002947</text:p>
          </table:table-cell>
          <table:table-cell office:value-type="float" office:value="0.028505">
            <text:p>0.028505</text:p>
          </table:table-cell>
          <table:table-cell office:value-type="float" office:value="0.009432">
            <text:p>0.009432</text:p>
          </table:table-cell>
          <table:table-cell office:value-type="float" office:value="0.049794">
            <text:p>0.049794</text:p>
          </table:table-cell>
          <table:table-cell office:value-type="float" office:value="0.006854">
            <text:p>0.006854</text:p>
          </table:table-cell>
          <table:table-cell office:value-type="float" office:value="0.059935">
            <text:p>0.059935</text:p>
          </table:table-cell>
        </table:table-row>
        <table:table-row table:style-name="ro1">
          <table:table-cell office:value-type="float" office:value="0.000424">
            <text:p>0.000424</text:p>
          </table:table-cell>
          <table:table-cell office:value-type="float" office:value="0.001832">
            <text:p>0.001832</text:p>
          </table:table-cell>
          <table:table-cell office:value-type="float" office:value="0.000329">
            <text:p>0.000329</text:p>
          </table:table-cell>
          <table:table-cell office:value-type="float" office:value="0.002421">
            <text:p>0.002421</text:p>
          </table:table-cell>
          <table:table-cell office:value-type="float" office:value="0.000689">
            <text:p>0.000689</text:p>
          </table:table-cell>
          <table:table-cell office:value-type="float" office:value="0.004532">
            <text:p>0.004532</text:p>
          </table:table-cell>
          <table:table-cell office:value-type="float" office:value="0.003089">
            <text:p>0.003089</text:p>
          </table:table-cell>
          <table:table-cell office:value-type="float" office:value="0.021631">
            <text:p>0.021631</text:p>
          </table:table-cell>
          <table:table-cell office:value-type="float" office:value="0.00351">
            <text:p>0.00351</text:p>
          </table:table-cell>
          <table:table-cell office:value-type="float" office:value="0.02618">
            <text:p>0.02618</text:p>
          </table:table-cell>
          <table:table-cell office:value-type="float" office:value="0.002236">
            <text:p>0.002236</text:p>
          </table:table-cell>
          <table:table-cell office:value-type="float" office:value="0.035309">
            <text:p>0.035309</text:p>
          </table:table-cell>
          <table:table-cell office:value-type="float" office:value="0.003016">
            <text:p>0.003016</text:p>
          </table:table-cell>
          <table:table-cell office:value-type="float" office:value="0.038459">
            <text:p>0.038459</text:p>
          </table:table-cell>
          <table:table-cell office:value-type="float" office:value="0.003804">
            <text:p>0.003804</text:p>
          </table:table-cell>
          <table:table-cell office:value-type="float" office:value="0.025956">
            <text:p>0.025956</text:p>
          </table:table-cell>
          <table:table-cell office:value-type="float" office:value="0.005359">
            <text:p>0.005359</text:p>
          </table:table-cell>
          <table:table-cell office:value-type="float" office:value="0.063793">
            <text:p>0.063793</text:p>
          </table:table-cell>
        </table:table-row>
        <table:table-row table:style-name="ro1">
          <table:table-cell office:value-type="float" office:value="0.000165">
            <text:p>0.000165</text:p>
          </table:table-cell>
          <table:table-cell office:value-type="float" office:value="0.000976">
            <text:p>0.000976</text:p>
          </table:table-cell>
          <table:table-cell office:value-type="float" office:value="0.000333">
            <text:p>0.000333</text:p>
          </table:table-cell>
          <table:table-cell office:value-type="float" office:value="0.002387">
            <text:p>0.002387</text:p>
          </table:table-cell>
          <table:table-cell office:value-type="float" office:value="0.000626">
            <text:p>0.000626</text:p>
          </table:table-cell>
          <table:table-cell office:value-type="float" office:value="0.004478">
            <text:p>0.004478</text:p>
          </table:table-cell>
          <table:table-cell office:value-type="float" office:value="0.001078">
            <text:p>0.001078</text:p>
          </table:table-cell>
          <table:table-cell office:value-type="float" office:value="0.011157">
            <text:p>0.011157</text:p>
          </table:table-cell>
          <table:table-cell office:value-type="float" office:value="0.00162">
            <text:p>0.00162</text:p>
          </table:table-cell>
          <table:table-cell office:value-type="float" office:value="0.011967">
            <text:p>0.011967</text:p>
          </table:table-cell>
          <table:table-cell office:value-type="float" office:value="0.002264">
            <text:p>0.002264</text:p>
          </table:table-cell>
          <table:table-cell office:value-type="float" office:value="0.027689">
            <text:p>0.027689</text:p>
          </table:table-cell>
          <table:table-cell office:value-type="float" office:value="0.002933">
            <text:p>0.002933</text:p>
          </table:table-cell>
          <table:table-cell office:value-type="float" office:value="0.032266">
            <text:p>0.032266</text:p>
          </table:table-cell>
          <table:table-cell office:value-type="float" office:value="0.003796">
            <text:p>0.003796</text:p>
          </table:table-cell>
          <table:table-cell office:value-type="float" office:value="0.048613">
            <text:p>0.048613</text:p>
          </table:table-cell>
          <table:table-cell office:value-type="float" office:value="0.004886">
            <text:p>0.004886</text:p>
          </table:table-cell>
          <table:table-cell office:value-type="float" office:value="0.05387">
            <text:p>0.05387</text:p>
          </table:table-cell>
        </table:table-row>
        <table:table-row table:style-name="ro1">
          <table:table-cell office:value-type="float" office:value="0.000426">
            <text:p>0.000426</text:p>
          </table:table-cell>
          <table:table-cell office:value-type="float" office:value="0.003587">
            <text:p>0.003587</text:p>
          </table:table-cell>
          <table:table-cell office:value-type="float" office:value="0.000395">
            <text:p>0.000395</text:p>
          </table:table-cell>
          <table:table-cell office:value-type="float" office:value="0.002516">
            <text:p>0.002516</text:p>
          </table:table-cell>
          <table:table-cell office:value-type="float" office:value="0.000668">
            <text:p>0.000668</text:p>
          </table:table-cell>
          <table:table-cell office:value-type="float" office:value="0.004555">
            <text:p>0.004555</text:p>
          </table:table-cell>
          <table:table-cell office:value-type="float" office:value="0.001082">
            <text:p>0.001082</text:p>
          </table:table-cell>
          <table:table-cell office:value-type="float" office:value="0.007309">
            <text:p>0.007309</text:p>
          </table:table-cell>
          <table:table-cell office:value-type="float" office:value="0.001695">
            <text:p>0.001695</text:p>
          </table:table-cell>
          <table:table-cell office:value-type="float" office:value="0.010981">
            <text:p>0.010981</text:p>
          </table:table-cell>
          <table:table-cell office:value-type="float" office:value="0.007632">
            <text:p>0.007632</text:p>
          </table:table-cell>
          <table:table-cell office:value-type="float" office:value="0.030194">
            <text:p>0.030194</text:p>
          </table:table-cell>
          <table:table-cell office:value-type="float" office:value="0.003087">
            <text:p>0.003087</text:p>
          </table:table-cell>
          <table:table-cell office:value-type="float" office:value="0.019652">
            <text:p>0.019652</text:p>
          </table:table-cell>
          <table:table-cell office:value-type="float" office:value="0.004086">
            <text:p>0.004086</text:p>
          </table:table-cell>
          <table:table-cell office:value-type="float" office:value="0.048447">
            <text:p>0.048447</text:p>
          </table:table-cell>
          <table:table-cell office:value-type="float" office:value="0.004384">
            <text:p>0.004384</text:p>
          </table:table-cell>
          <table:table-cell office:value-type="float" office:value="0.065619">
            <text:p>0.065619</text:p>
          </table:table-cell>
        </table:table-row>
        <table:table-row table:style-name="ro1">
          <table:table-cell office:value-type="float" office:value="0.000171">
            <text:p>0.000171</text:p>
          </table:table-cell>
          <table:table-cell office:value-type="float" office:value="0.001003">
            <text:p>0.001003</text:p>
          </table:table-cell>
          <table:table-cell office:value-type="float" office:value="0.000418">
            <text:p>0.000418</text:p>
          </table:table-cell>
          <table:table-cell office:value-type="float" office:value="0.002395">
            <text:p>0.002395</text:p>
          </table:table-cell>
          <table:table-cell office:value-type="float" office:value="0.000659">
            <text:p>0.000659</text:p>
          </table:table-cell>
          <table:table-cell office:value-type="float" office:value="0.004546">
            <text:p>0.004546</text:p>
          </table:table-cell>
          <table:table-cell office:value-type="float" office:value="0.001071">
            <text:p>0.001071</text:p>
          </table:table-cell>
          <table:table-cell office:value-type="float" office:value="0.015385">
            <text:p>0.015385</text:p>
          </table:table-cell>
          <table:table-cell office:value-type="float" office:value="0.00579">
            <text:p>0.00579</text:p>
          </table:table-cell>
          <table:table-cell office:value-type="float" office:value="0.015027">
            <text:p>0.015027</text:p>
          </table:table-cell>
          <table:table-cell office:value-type="float" office:value="0.002234">
            <text:p>0.002234</text:p>
          </table:table-cell>
          <table:table-cell office:value-type="float" office:value="0.027772">
            <text:p>0.027772</text:p>
          </table:table-cell>
          <table:table-cell office:value-type="float" office:value="0.00384">
            <text:p>0.00384</text:p>
          </table:table-cell>
          <table:table-cell office:value-type="float" office:value="0.040074">
            <text:p>0.040074</text:p>
          </table:table-cell>
          <table:table-cell office:value-type="float" office:value="0.00373">
            <text:p>0.00373</text:p>
          </table:table-cell>
          <table:table-cell office:value-type="float" office:value="0.04885">
            <text:p>0.04885</text:p>
          </table:table-cell>
          <table:table-cell office:value-type="float" office:value="0.004455">
            <text:p>0.004455</text:p>
          </table:table-cell>
          <table:table-cell office:value-type="float" office:value="0.032603">
            <text:p>0.032603</text:p>
          </table:table-cell>
        </table:table-row>
      </table:table>
      <table:table table:name="Distance" table:style-name="ta1">
        <table:table-column table:style-name="co7" table:number-columns-repeated="4" table:default-cell-style-name="Default"/>
        <table:table-row table:style-name="ro1">
          <table:table-cell table:style-name="ce1" office:value-type="string">
            <text:p>Nodes</text:p>
          </table:table-cell>
          <table:table-cell table:style-name="ce1" office:value-type="string">
            <text:p>A-Star</text:p>
          </table:table-cell>
          <table:table-cell table:style-name="ce1" office:value-type="string">
            <text:p>Fringe</text:p>
          </table:table-cell>
          <table:table-cell table:style-name="ce1" office:value-type="string">
            <text:p>Difference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69.731">
            <text:p>69.731</text:p>
          </table:table-cell>
          <table:table-cell office:value-type="float" office:value="70.6903">
            <text:p>70.6903</text:p>
          </table:table-cell>
          <table:table-cell table:formula="of:=[.C2]-[.B2]" office:value-type="float" office:value="0.959299999999999">
            <text:p>0.9593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01.071">
            <text:p>101.071</text:p>
          </table:table-cell>
          <table:table-cell office:value-type="float" office:value="102.638">
            <text:p>102.638</text:p>
          </table:table-cell>
          <table:table-cell table:formula="of:=[.C3]-[.B3]" office:value-type="float" office:value="1.56700000000001">
            <text:p>1.567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33.304">
            <text:p>133.304</text:p>
          </table:table-cell>
          <table:table-cell office:value-type="float" office:value="136.326">
            <text:p>136.326</text:p>
          </table:table-cell>
          <table:table-cell table:formula="of:=[.C4]-[.B4]" office:value-type="float" office:value="3.02199999999999">
            <text:p>3.022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65.47">
            <text:p>165.47</text:p>
          </table:table-cell>
          <table:table-cell office:value-type="float" office:value="167.891">
            <text:p>167.891</text:p>
          </table:table-cell>
          <table:table-cell table:formula="of:=[.C5]-[.B5]" office:value-type="float" office:value="2.42099999999999">
            <text:p>2.421</text:p>
          </table:table-cell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195.363">
            <text:p>195.363</text:p>
          </table:table-cell>
          <table:table-cell office:value-type="float" office:value="198.115">
            <text:p>198.115</text:p>
          </table:table-cell>
          <table:table-cell table:formula="of:=[.C6]-[.B6]" office:value-type="float" office:value="2.75200000000001">
            <text:p>2.752</text:p>
          </table:table-cell>
        </table:table-row>
        <table:table-row table:style-name="ro1">
          <table:table-cell office:value-type="float" office:value="4900">
            <text:p>4900</text:p>
          </table:table-cell>
          <table:table-cell office:value-type="float" office:value="227.957">
            <text:p>227.957</text:p>
          </table:table-cell>
          <table:table-cell office:value-type="float" office:value="231.554">
            <text:p>231.554</text:p>
          </table:table-cell>
          <table:table-cell table:formula="of:=[.C7]-[.B7]" office:value-type="float" office:value="3.59700000000001">
            <text:p>3.597</text:p>
          </table:table-cell>
        </table:table-row>
        <table:table-row table:style-name="ro1">
          <table:table-cell office:value-type="float" office:value="6400">
            <text:p>6400</text:p>
          </table:table-cell>
          <table:table-cell office:value-type="float" office:value="258.5">
            <text:p>258.5</text:p>
          </table:table-cell>
          <table:table-cell office:value-type="float" office:value="261.49">
            <text:p>261.49</text:p>
          </table:table-cell>
          <table:table-cell table:formula="of:=[.C8]-[.B8]" office:value-type="float" office:value="2.99000000000001">
            <text:p>2.99</text:p>
          </table:table-cell>
        </table:table-row>
        <table:table-row table:style-name="ro1">
          <table:table-cell office:value-type="float" office:value="8100">
            <text:p>8100</text:p>
          </table:table-cell>
          <table:table-cell office:value-type="float" office:value="288.961">
            <text:p>288.961</text:p>
          </table:table-cell>
          <table:table-cell office:value-type="float" office:value="293.483">
            <text:p>293.483</text:p>
          </table:table-cell>
          <table:table-cell table:formula="of:=[.C9]-[.B9]" office:value-type="float" office:value="4.52199999999999">
            <text:p>4.522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21.263">
            <text:p>321.263</text:p>
          </table:table-cell>
          <table:table-cell office:value-type="float" office:value="325.853">
            <text:p>325.853</text:p>
          </table:table-cell>
          <table:table-cell table:formula="of:=[.C10]-[.B10]" office:value-type="float" office:value="4.59000000000003">
            <text:p>4.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</meta:initial-creator>
    <meta:creation-date>2013-11-20T22:33:25</meta:creation-date>
    <dc:date>2013-11-20T23:34:56</dc:date>
    <dc:creator>christian </dc:creator>
    <meta:editing-duration>PT10M33S</meta:editing-duration>
    <meta:editing-cycles>4</meta:editing-cycles>
    <meta:generator>LibreOffice/3.5$Linux_X86_64 LibreOffice_project/350m1$Build-2</meta:generator>
    <meta:document-statistic meta:table-count="2" meta:cell-count="427" meta:object-count="0"/>
  </office:meta>
</office:document-meta>
</file>